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27cm" svg:x="1cm" svg:y="12.503cm">
          <text:p text:style-name="P1">Database (MySQL, SQLite, DB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1.27cm" svg:x="1cm" svg:y="11.233cm">
          <text:p text:style-name="P1">Django 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524cm" svg:x="1cm" svg:y="6.461cm">
          <text:p text:style-name="P1">Django <text:line-break/>Template-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524cm" svg:x="1cm" svg:y="7.985cm">
          <text:p text:style-name="P1">Django WEB-View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53cm" svg:height="1.524cm" svg:x="1.024cm" svg:y="3.24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524cm" svg:x="7.858cm" svg:y="3.24cm">
          <text:p text:style-name="P1">XML-RP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.524cm" svg:x="13.827cm" svg:y="3.2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524cm" svg:x="7.857cm" svg:y="7.139cm">
          <text:p text:style-name="P1">XML-RPC 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.524cm" svg:x="13.826cm" svg:y="6.439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.524cm" svg:x="13.826cm" svg:y="7.939cm">
          <text:p text:style-name="P1">Upda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27cm" svg:x="3.74cm" svg:y="9.60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2.004cm" svg:x="10.139cm" svg:y="8.8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16.539cm" svg:y="9.60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3.739cm" svg:y="5.0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10.038cm" svg:y="5.00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62cm" svg:height="1.27cm" svg:x="16.538cm" svg:y="5.00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5T14:07:06</meta:creation-date>
    <dc:date>2014-04-25T16:04:19</dc:date>
    <meta:editing-duration>PT44S</meta:editing-duration>
    <meta:editing-cycles>3</meta:editing-cycles>
    <meta:generator>LibreOffice/3.5$Linux_X86_64 LibreOffice_project/350m1$Build-2</meta:generator>
    <meta:document-statistic meta:object-count="16"/>
  </office:meta>
</office:document-meta>
</file>